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nux Libertine O" svg:font-family="'Linux Libertine O'"/>
    <style:font-face style:name="Lucida Grande" svg:font-family="'Lucida Grande'" style:font-adornments="Regula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1" officeooo:rsid="000fd078" officeooo:paragraph-rsid="000fd078"/>
    </style:style>
    <style:style style:name="P2" style:family="paragraph" style:parent-style-name="Standard">
      <style:text-properties style:font-name="Linux Libertine O1" officeooo:rsid="000fd078" officeooo:paragraph-rsid="001959c5"/>
    </style:style>
    <style:style style:name="P3" style:family="paragraph" style:parent-style-name="Standard">
      <style:text-properties style:font-name="Linux Libertine O1" officeooo:rsid="000fd078" officeooo:paragraph-rsid="001eddf6"/>
    </style:style>
    <style:style style:name="P4" style:family="paragraph" style:parent-style-name="Standard">
      <style:text-properties style:font-name="Linux Libertine O1" officeooo:rsid="0010b724" officeooo:paragraph-rsid="0010b724"/>
    </style:style>
    <style:style style:name="P5" style:family="paragraph" style:parent-style-name="Standard">
      <style:text-properties style:font-name="Linux Libertine O1" officeooo:rsid="00122d41" officeooo:paragraph-rsid="00122d41"/>
    </style:style>
    <style:style style:name="P6" style:family="paragraph" style:parent-style-name="Standard">
      <style:text-properties style:font-name="Linux Libertine O1" fo:font-style="italic" officeooo:rsid="000fd078" officeooo:paragraph-rsid="000fd078" style:font-style-asian="italic" style:font-style-complex="italic"/>
    </style:style>
    <style:style style:name="P7" style:family="paragraph" style:parent-style-name="Standard">
      <style:text-properties style:font-name="Linux Libertine O1" fo:font-style="italic" officeooo:rsid="001959c5" officeooo:paragraph-rsid="001959c5" style:font-style-asian="italic" style:font-style-complex="italic"/>
    </style:style>
    <style:style style:name="P8" style:family="paragraph" style:parent-style-name="Standard">
      <style:text-properties style:font-name="Linux Libertine O1" officeooo:rsid="0012b980" officeooo:paragraph-rsid="0012b980"/>
    </style:style>
    <style:style style:name="P9" style:family="paragraph" style:parent-style-name="Standard">
      <style:text-properties style:font-name="Linux Libertine O1" fo:font-style="normal" officeooo:rsid="001959c5" officeooo:paragraph-rsid="001959c5" style:font-style-asian="normal" style:font-style-complex="normal"/>
    </style:style>
    <style:style style:name="P10" style:family="paragraph" style:parent-style-name="Standard">
      <style:text-properties style:font-name="Linux Libertine O1" officeooo:paragraph-rsid="0014648d"/>
    </style:style>
    <style:style style:name="P11" style:family="paragraph" style:parent-style-name="Standard">
      <style:text-properties style:font-name="Linux Libertine O1" officeooo:rsid="001959c5" officeooo:paragraph-rsid="001959c5"/>
    </style:style>
    <style:style style:name="P12" style:family="paragraph" style:parent-style-name="Standard">
      <style:text-properties style:font-name="Linux Libertine O1" officeooo:rsid="001959c5" officeooo:paragraph-rsid="001e524c"/>
    </style:style>
    <style:style style:name="P13" style:family="paragraph" style:parent-style-name="Standard">
      <style:text-properties style:font-name="Linux Libertine O1" officeooo:rsid="001abfe1" officeooo:paragraph-rsid="001abfe1"/>
    </style:style>
    <style:style style:name="P14" style:family="paragraph" style:parent-style-name="Standard">
      <style:text-properties style:font-name="Linux Libertine O1" officeooo:rsid="001c6632" officeooo:paragraph-rsid="001e524c"/>
    </style:style>
    <style:style style:name="P15" style:family="paragraph" style:parent-style-name="Standard">
      <style:text-properties style:font-name="Linux Libertine O1" officeooo:rsid="001ec2f5" officeooo:paragraph-rsid="001ec2f5"/>
    </style:style>
    <style:style style:name="P16" style:family="paragraph" style:parent-style-name="Standard">
      <style:text-properties style:font-name="Linux Libertine O1" officeooo:rsid="001fd2de" officeooo:paragraph-rsid="001fd2de"/>
    </style:style>
    <style:style style:name="P17" style:family="paragraph" style:parent-style-name="Standard">
      <style:text-properties style:font-name="Linux Libertine O1" officeooo:paragraph-rsid="00282df0"/>
    </style:style>
    <style:style style:name="P18" style:family="paragraph" style:parent-style-name="Standard">
      <style:text-properties style:font-name="Ubuntu Mono" officeooo:rsid="000fd078" officeooo:paragraph-rsid="000fd078"/>
    </style:style>
    <style:style style:name="P19" style:family="paragraph" style:parent-style-name="Standard">
      <style:text-properties style:font-name="Ubuntu Mono" officeooo:rsid="000fd078" officeooo:paragraph-rsid="001ec2f5"/>
    </style:style>
    <style:style style:name="P20" style:family="paragraph" style:parent-style-name="Standard">
      <style:text-properties style:font-name="Ubuntu Mono" officeooo:rsid="001ec2f5" officeooo:paragraph-rsid="001959c5"/>
    </style:style>
    <style:style style:name="P21" style:family="paragraph" style:parent-style-name="Standard">
      <style:text-properties style:font-name="Ubuntu Mono" officeooo:rsid="001ec2f5" officeooo:paragraph-rsid="0022ef9b"/>
    </style:style>
    <style:style style:name="P22" style:family="paragraph" style:parent-style-name="Standard">
      <style:text-properties style:font-name="Ubuntu Mono" officeooo:rsid="001959c5" officeooo:paragraph-rsid="0022ef9b"/>
    </style:style>
    <style:style style:name="P23" style:family="paragraph" style:parent-style-name="Standard">
      <style:text-properties fo:color="#0084d1" style:font-name="Linux Libertine O1" fo:font-style="italic" officeooo:rsid="0012b980" officeooo:paragraph-rsid="001959c5" style:font-style-asian="italic" style:font-style-complex="italic"/>
    </style:style>
    <style:style style:name="P24" style:family="paragraph" style:parent-style-name="Standard">
      <style:text-properties fo:color="#0084d1" style:font-name="Linux Libertine O1" fo:font-style="italic" officeooo:rsid="0012b980" officeooo:paragraph-rsid="001eddf6" style:font-style-asian="italic" style:font-style-complex="italic"/>
    </style:style>
    <style:style style:name="P25" style:family="paragraph" style:parent-style-name="Standard">
      <style:text-properties fo:color="#0084d1" style:font-name="Linux Libertine O1" fo:font-style="italic" officeooo:rsid="0012b980" officeooo:paragraph-rsid="001f3558" style:font-style-asian="italic" style:font-style-complex="italic"/>
    </style:style>
    <style:style style:name="P26" style:family="paragraph" style:parent-style-name="Standard">
      <style:text-properties fo:color="#0084d1" style:font-name="Linux Libertine O1" fo:font-style="italic" officeooo:rsid="000fd078" officeooo:paragraph-rsid="000fd078" style:font-style-asian="italic" style:font-style-complex="italic"/>
    </style:style>
    <style:style style:name="P27" style:family="paragraph" style:parent-style-name="Standard">
      <style:text-properties fo:color="#0084d1" style:font-name="Linux Libertine O1" fo:font-style="italic" officeooo:rsid="00122d41" officeooo:paragraph-rsid="00122d41" style:font-style-asian="italic" style:font-style-complex="italic"/>
    </style:style>
    <style:style style:name="P28" style:family="paragraph" style:parent-style-name="Standard">
      <style:text-properties fo:color="#0084d1" style:font-name="Linux Libertine O1" fo:font-style="italic" officeooo:rsid="00162f48" officeooo:paragraph-rsid="00162f48" style:font-style-asian="italic" style:font-style-complex="italic"/>
    </style:style>
    <style:style style:name="P29" style:family="paragraph" style:parent-style-name="Standard">
      <style:text-properties fo:color="#0084d1" style:font-name="Linux Libertine O1" fo:font-style="italic" officeooo:rsid="001959c5" officeooo:paragraph-rsid="001959c5" style:font-style-asian="italic" style:font-style-complex="italic"/>
    </style:style>
    <style:style style:name="P30" style:family="paragraph" style:parent-style-name="Standard">
      <style:text-properties fo:color="#0084d1" style:font-name="Linux Libertine O1" fo:font-size="16pt" fo:font-style="italic" fo:font-weight="bold" officeooo:rsid="001eddf6" officeooo:paragraph-rsid="001eddf6" style:font-size-asian="16pt" style:font-style-asian="italic" style:font-weight-asian="bold" style:font-size-complex="16pt" style:font-style-complex="italic" style:font-weight-complex="bold"/>
    </style:style>
    <style:style style:name="P31" style:family="paragraph" style:parent-style-name="Standard">
      <style:text-properties fo:color="#0084d1" style:font-name="Linux Libertine O1" fo:font-size="13pt" fo:font-style="italic" fo:font-weight="normal" officeooo:rsid="000fd078" officeooo:paragraph-rsid="0014648d" style:font-size-asian="13pt" style:font-style-asian="italic" style:font-weight-asian="normal" style:font-style-complex="italic" style:font-weight-complex="normal"/>
    </style:style>
    <style:style style:name="P32" style:family="paragraph" style:parent-style-name="Standard">
      <style:text-properties fo:color="#0084d1" style:font-name="Linux Libertine O1" fo:font-size="13pt" fo:font-style="italic" fo:font-weight="normal" officeooo:paragraph-rsid="0014648d" style:font-size-asian="13pt" style:font-style-asian="italic" style:font-weight-asian="normal" style:font-style-complex="italic" style:font-weight-complex="normal"/>
    </style:style>
    <style:style style:name="P33" style:family="paragraph" style:parent-style-name="Standard">
      <style:text-properties style:use-window-font-color="true" style:font-name="Linux Libertine O1" fo:font-size="13pt" fo:font-style="italic" fo:font-weight="normal" officeooo:rsid="000fd078" officeooo:paragraph-rsid="0014648d" style:font-size-asian="13pt" style:font-style-asian="italic" style:font-weight-asian="normal" style:font-style-complex="italic" style:font-weight-complex="normal"/>
    </style:style>
    <style:style style:name="P34" style:family="paragraph" style:parent-style-name="Standard">
      <style:text-properties fo:color="#579d1c" style:font-name="Linux Libertine O1" officeooo:paragraph-rsid="00282df0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style:font-name="Linux Libertine O1" officeooo:rsid="000fd078" officeooo:paragraph-rsid="0012b980"/>
    </style:style>
    <style:style style:name="P36" style:family="paragraph" style:parent-style-name="Standard">
      <style:paragraph-properties fo:margin-left="0in" fo:margin-right="0in" fo:text-indent="0in" style:auto-text-indent="false"/>
      <style:text-properties fo:color="#0084d1" style:font-name="Linux Libertine O1" fo:font-style="italic" officeooo:rsid="000fd078" officeooo:paragraph-rsid="0012b980" style:font-style-asian="italic" style:font-style-complex="italic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style:font-name="Ubuntu Mono" officeooo:rsid="001c6632" officeooo:paragraph-rsid="001e524c"/>
    </style:style>
    <style:style style:name="P38" style:family="paragraph" style:parent-style-name="Preformatted_20_Text">
      <style:text-properties style:font-name="Linux Libertine O1" officeooo:rsid="000fd078" officeooo:paragraph-rsid="001959c5"/>
    </style:style>
    <style:style style:name="P39" style:family="paragraph" style:parent-style-name="Preformatted_20_Text">
      <style:text-properties style:font-name="Linux Libertine O1" officeooo:rsid="001959c5" officeooo:paragraph-rsid="001959c5"/>
    </style:style>
    <style:style style:name="P40" style:family="paragraph" style:parent-style-name="Preformatted_20_Text">
      <style:text-properties style:font-name="Linux Libertine O1" officeooo:rsid="001959c5" officeooo:paragraph-rsid="001e524c"/>
    </style:style>
    <style:style style:name="P41" style:family="paragraph" style:parent-style-name="Preformatted_20_Text">
      <style:text-properties style:font-name="Linux Libertine O1" officeooo:rsid="001959c5" officeooo:paragraph-rsid="001ec2f5"/>
    </style:style>
    <style:style style:name="P42" style:family="paragraph" style:parent-style-name="Standard" style:master-page-name="Standard">
      <style:paragraph-properties fo:text-align="center" style:justify-single-word="false" style:page-number="auto"/>
      <style:text-properties fo:color="#0084d1" style:font-name="Ubuntu" fo:font-size="24pt" fo:font-style="normal" fo:font-weight="normal" officeooo:rsid="0014648d" officeooo:paragraph-rsid="0014648d" style:font-size-asian="24pt" style:font-style-asian="normal" style:font-weight-asian="normal" style:font-size-complex="24pt" style:font-style-complex="normal" style:font-weight-complex="normal"/>
    </style:style>
    <style:style style:name="P43" style:family="paragraph" style:parent-style-name="Standard" style:list-style-name="L1">
      <style:text-properties style:font-name="Linux Libertine O1" officeooo:rsid="001c6632" officeooo:paragraph-rsid="001e524c"/>
    </style:style>
    <style:style style:name="P44" style:family="paragraph" style:parent-style-name="Standard" style:list-style-name="L2">
      <style:text-properties style:font-name="Linux Libertine O1" officeooo:rsid="001c6632" officeooo:paragraph-rsid="001e524c"/>
    </style:style>
    <style:style style:name="P45" style:family="paragraph" style:parent-style-name="Standard" style:list-style-name="L2">
      <style:text-properties style:font-name="Linux Libertine O1" officeooo:rsid="000fd078" officeooo:paragraph-rsid="000fd078"/>
    </style:style>
    <style:style style:name="P46" style:family="paragraph" style:parent-style-name="Standard" style:list-style-name="L2">
      <style:text-properties style:font-name="Linux Libertine O1" fo:font-style="normal" officeooo:rsid="0012b980" officeooo:paragraph-rsid="0012b980" style:font-style-asian="normal" style:font-style-complex="normal"/>
    </style:style>
    <style:style style:name="P47" style:family="paragraph" style:parent-style-name="Standard" style:list-style-name="L2">
      <style:text-properties style:font-name="Linux Libertine O1" fo:font-style="normal" officeooo:rsid="001c6632" officeooo:paragraph-rsid="001c6632" style:font-style-asian="normal" style:font-style-complex="normal"/>
    </style:style>
    <style:style style:name="P48" style:family="paragraph" style:parent-style-name="Standard" style:list-style-name="L3">
      <style:text-properties style:font-name="Linux Libertine O1" fo:font-style="normal" officeooo:rsid="001fd2de" officeooo:paragraph-rsid="001fd2de" style:font-style-asian="normal" style:font-style-complex="normal"/>
    </style:style>
    <style:style style:name="P49" style:family="paragraph" style:parent-style-name="Standard" style:list-style-name="L1">
      <style:text-properties style:font-name="Linux Libertine O1" officeooo:rsid="001959c5" officeooo:paragraph-rsid="001959c5"/>
    </style:style>
    <style:style style:name="P50" style:family="paragraph" style:parent-style-name="Standard">
      <style:text-properties style:font-name="Linux Libertine O1" officeooo:rsid="0021805b" officeooo:paragraph-rsid="0014648d"/>
    </style:style>
    <style:style style:name="P51" style:family="paragraph" style:parent-style-name="Standard" style:list-style-name="L1">
      <style:text-properties officeooo:paragraph-rsid="001eddf6"/>
    </style:style>
    <style:style style:name="P52" style:family="paragraph" style:parent-style-name="Standard" style:list-style-name="L1">
      <style:text-properties officeooo:paragraph-rsid="001f3558"/>
    </style:style>
    <style:style style:name="P53" style:family="paragraph" style:parent-style-name="Standard" style:list-style-name="L2">
      <style:text-properties officeooo:paragraph-rsid="0012b980"/>
    </style:style>
    <style:style style:name="P54" style:family="paragraph" style:parent-style-name="Standard" style:list-style-name="L3">
      <style:text-properties officeooo:paragraph-rsid="0012b980"/>
    </style:style>
    <style:style style:name="T1" style:family="text">
      <style:text-properties officeooo:rsid="000fd078"/>
    </style:style>
    <style:style style:name="T2" style:family="text">
      <style:text-properties officeooo:rsid="0010b724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10b724" style:font-style-asian="italic" style:font-style-complex="italic"/>
    </style:style>
    <style:style style:name="T5" style:family="text">
      <style:text-properties fo:font-style="italic" officeooo:rsid="00162f48" style:font-style-asian="italic" style:font-style-complex="italic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0b724" style:font-style-asian="normal" style:font-style-complex="normal"/>
    </style:style>
    <style:style style:name="T8" style:family="text">
      <style:text-properties fo:font-style="normal" officeooo:rsid="0012b980" style:font-style-asian="normal" style:font-style-complex="normal"/>
    </style:style>
    <style:style style:name="T9" style:family="text">
      <style:text-properties fo:font-style="normal" officeooo:rsid="001e524c" style:font-style-asian="normal" style:font-style-complex="normal"/>
    </style:style>
    <style:style style:name="T10" style:family="text">
      <style:text-properties style:font-name="Ubuntu Mono"/>
    </style:style>
    <style:style style:name="T11" style:family="text">
      <style:text-properties style:font-name="Ubuntu Mono" fo:font-style="normal" style:font-style-asian="normal" style:font-style-complex="normal"/>
    </style:style>
    <style:style style:name="T12" style:family="text">
      <style:text-properties style:font-name="Ubuntu Mono" fo:font-style="normal" officeooo:rsid="000fd078" style:font-style-asian="normal" style:font-style-complex="normal"/>
    </style:style>
    <style:style style:name="T13" style:family="text">
      <style:text-properties style:font-name="Ubuntu Mono" fo:font-style="normal" officeooo:rsid="0012b980" style:font-style-asian="normal" style:font-style-complex="normal"/>
    </style:style>
    <style:style style:name="T14" style:family="text">
      <style:text-properties style:font-name="Ubuntu Mono" fo:font-style="normal" officeooo:rsid="001c6632" style:font-style-asian="normal" style:font-style-complex="normal"/>
    </style:style>
    <style:style style:name="T15" style:family="text">
      <style:text-properties style:font-name="Ubuntu Mono" officeooo:rsid="000fd078"/>
    </style:style>
    <style:style style:name="T16" style:family="text">
      <style:text-properties officeooo:rsid="00122d41"/>
    </style:style>
    <style:style style:name="T17" style:family="text">
      <style:text-properties style:font-name="Linux Libertine O1" fo:font-style="normal" officeooo:rsid="0012b980" style:font-style-asian="normal" style:font-style-complex="normal"/>
    </style:style>
    <style:style style:name="T18" style:family="text">
      <style:text-properties style:font-name="Linux Libertine O1" fo:font-style="normal" officeooo:rsid="00122d41" style:font-style-asian="normal" style:font-style-complex="normal"/>
    </style:style>
    <style:style style:name="T19" style:family="text">
      <style:text-properties style:font-name="Linux Libertine O1" fo:font-style="normal" officeooo:rsid="001c6632" style:font-style-asian="normal" style:font-style-complex="normal"/>
    </style:style>
    <style:style style:name="T20" style:family="text">
      <style:text-properties style:font-name="Linux Libertine O1" fo:font-style="normal" officeooo:rsid="001f3558" style:font-style-asian="normal" style:font-style-complex="normal"/>
    </style:style>
    <style:style style:name="T21" style:family="text">
      <style:text-properties style:font-name="Linux Libertine O1" officeooo:rsid="00122d41"/>
    </style:style>
    <style:style style:name="T22" style:family="text">
      <style:text-properties style:font-name="Linux Libertine O1" officeooo:rsid="000fd078"/>
    </style:style>
    <style:style style:name="T23" style:family="text">
      <style:text-properties officeooo:rsid="0012b980"/>
    </style:style>
    <style:style style:name="T24" style:family="text">
      <style:text-properties officeooo:rsid="0013533e"/>
    </style:style>
    <style:style style:name="T25" style:family="text">
      <style:text-properties fo:color="#1a1a1a" fo:font-size="13pt" fo:font-weight="normal" style:font-size-asian="13pt" style:font-weight-asian="normal"/>
    </style:style>
    <style:style style:name="T26" style:family="text">
      <style:text-properties fo:color="#1a1a1a" fo:font-size="13pt" fo:font-weight="normal" officeooo:rsid="001abfe1" style:font-size-asian="13pt" style:font-weight-asian="normal"/>
    </style:style>
    <style:style style:name="T27" style:family="text">
      <style:text-properties fo:font-size="13pt" fo:font-weight="normal" style:font-size-asian="13pt" style:font-weight-asian="normal"/>
    </style:style>
    <style:style style:name="T28" style:family="text">
      <style:text-properties fo:font-size="13pt" fo:font-weight="normal" officeooo:rsid="001abfe1" style:font-size-asian="13pt" style:font-weight-asian="normal"/>
    </style:style>
    <style:style style:name="T29" style:family="text">
      <style:text-properties style:font-name="Linux Libertine O" fo:font-size="13pt" fo:font-weight="normal" officeooo:rsid="0014648d" style:font-name-asian="Linux Libertine O" style:font-size-asian="13pt" style:font-weight-asian="normal" style:font-name-complex="Linux Libertine O"/>
    </style:style>
    <style:style style:name="T30" style:family="text">
      <style:text-properties officeooo:rsid="00162f48"/>
    </style:style>
    <style:style style:name="T31" style:family="text">
      <style:text-properties fo:color="#579d1c"/>
    </style:style>
    <style:style style:name="T32" style:family="text">
      <style:text-properties fo:color="#579d1c" fo:font-size="8pt" fo:font-style="normal" style:font-size-asian="8pt" style:font-style-asian="normal" style:font-size-complex="8pt" style:font-style-complex="normal"/>
    </style:style>
    <style:style style:name="T33" style:family="text">
      <style:text-properties fo:font-variant="normal" fo:text-transform="none" fo:color="#333333" style:font-name="Ubuntu Mono" fo:font-size="12pt" fo:letter-spacing="normal" fo:font-style="normal" fo:font-weight="normal" fo:background-color="transparent" style:font-size-asian="12pt" style:font-size-complex="12pt"/>
    </style:style>
    <style:style style:name="T34" style:family="text">
      <style:text-properties fo:font-variant="normal" fo:text-transform="none" fo:color="#333333" style:font-name="Ubuntu Mono" fo:font-size="12pt" fo:letter-spacing="normal" fo:font-style="normal" fo:font-weight="normal" officeooo:rsid="001e524c" fo:background-color="transparent" style:font-size-asian="12pt" style:font-size-complex="12pt"/>
    </style:style>
    <style:style style:name="T35" style:family="text">
      <style:text-properties fo:font-variant="normal" fo:text-transform="none" fo:color="#333333" style:font-name="Ubuntu Mono" fo:font-size="12pt" fo:letter-spacing="normal" fo:font-style="normal" fo:font-weight="normal" officeooo:rsid="001ec2f5" fo:background-color="transparent" style:font-size-asian="12pt" style:font-size-complex="12pt"/>
    </style:style>
    <style:style style:name="T36" style:family="text">
      <style:text-properties fo:font-variant="normal" fo:text-transform="none" fo:color="#333333" style:font-name="Linux Libertine O1" fo:font-size="12pt" fo:letter-spacing="normal" fo:font-style="normal" fo:font-weight="normal" fo:background-color="transparent" style:font-size-asian="12pt" style:font-size-complex="12pt"/>
    </style:style>
    <style:style style:name="T37" style:family="text">
      <style:text-properties fo:font-variant="normal" fo:text-transform="none" fo:color="#333333" style:font-name="Linux Libertine O1" fo:font-size="12pt" fo:letter-spacing="normal" fo:font-style="normal" fo:font-weight="normal" officeooo:rsid="001e524c" fo:background-color="transparent" style:font-size-asian="12pt" style:font-size-complex="12pt"/>
    </style:style>
    <style:style style:name="T38" style:family="text">
      <style:text-properties fo:font-variant="normal" fo:text-transform="none" fo:color="#333333" style:font-name="Linux Libertine O1" fo:font-size="12pt" fo:letter-spacing="normal" fo:font-style="normal" fo:font-weight="normal" officeooo:rsid="001ec2f5" fo:background-color="transparent" style:font-size-asian="12pt" style:font-size-complex="12pt"/>
    </style:style>
    <style:style style:name="T39" style:family="text">
      <style:text-properties officeooo:rsid="001b2bed"/>
    </style:style>
    <style:style style:name="T40" style:family="text">
      <style:text-properties officeooo:rsid="001e524c"/>
    </style:style>
    <style:style style:name="T41" style:family="text">
      <style:text-properties officeooo:rsid="001ec2f5"/>
    </style:style>
    <style:style style:name="T42" style:family="text">
      <style:text-properties style:text-position="super 58%"/>
    </style:style>
    <style:style style:name="T43" style:family="text">
      <style:text-properties officeooo:rsid="001fd2de"/>
    </style:style>
    <style:style style:name="T44" style:family="text">
      <style:text-properties fo:font-size="8pt" fo:font-style="normal" style:font-size-asian="8pt" style:font-style-asian="normal" style:font-size-complex="8pt" style:font-style-complex="normal"/>
    </style:style>
    <text:list-style style:name="L1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■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Lucida Grande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>Debugging and Profiling</text:p>
      <text:p text:style-name="P33"/>
      <text:p text:style-name="P31">Day 1</text:p>
      <text:p text:style-name="P10"><text:span text:style-name="T25"><text:tab/></text:span><text:span text:style-name="T26">S</text:span><text:span text:style-name="T25">hell </text:span><text:span text:style-name="T26">(bash)</text:span><text:span text:style-name="T25"><text:tab/><text:tab/><text:tab/><text:tab/><text:tab/>Rachel</text:span></text:p>
      <text:p text:style-name="P10"><text:span text:style-name="T25"><text:tab/></text:span><text:span text:style-name="T26">V</text:span><text:span text:style-name="T25">ariables </text:span><text:span text:style-name="T26">(Python)</text:span><text:span text:style-name="T25"><text:tab/><text:tab/><text:tab/><text:tab/>Will</text:span></text:p>
      <text:p text:style-name="P10"><text:span text:style-name="T25"><text:tab/></text:span><text:span text:style-name="T26">D</text:span><text:span text:style-name="T25">ata structures </text:span><text:span text:style-name="T26">(Python)</text:span><text:span text:style-name="T25"><text:tab/><text:tab/><text:tab/>Will</text:span></text:p>
      <text:p text:style-name="P10"><text:span text:style-name="T25"><text:tab/></text:span><text:span text:style-name="T26">F</text:span><text:span text:style-name="T25">low control </text:span><text:span text:style-name="T26">(Python)</text:span><text:span text:style-name="T25"><text:tab/><text:tab/><text:tab/>John</text:span></text:p>
      <text:p text:style-name="P10"><text:span text:style-name="T25"><text:tab/></text:span><text:span text:style-name="T26">F</text:span><text:span text:style-name="T25">unctions </text:span><text:span text:style-name="T26">(Python)</text:span><text:span text:style-name="T25"><text:tab/><text:tab/><text:tab/><text:tab/>John</text:span></text:p>
      <text:p text:style-name="P32">Day 2</text:p>
      <text:p text:style-name="P10"><text:span text:style-name="T25"><text:tab/></text:span><text:span text:style-name="T26">V</text:span><text:span text:style-name="T25">ersion control local </text:span><text:span text:style-name="T26">(Git)</text:span><text:span text:style-name="T25"><text:tab/><text:tab/><text:tab/>Neal</text:span></text:p>
      <text:p text:style-name="P10"><text:span text:style-name="T25"><text:tab/></text:span><text:span text:style-name="T26">V</text:span><text:span text:style-name="T25">ersion control remote </text:span><text:span text:style-name="T26">(Git)</text:span><text:span text:style-name="T25"><text:tab/><text:tab/>Neal</text:span></text:p>
      <text:p text:style-name="P34"><text:span text:style-name="T27"><text:s text:c="8"/></text:span><text:span text:style-name="T29">▶</text:span><text:span text:style-name="T27"><text:tab/></text:span><text:span text:style-name="T28">D</text:span><text:span text:style-name="T27">ebugging </text:span><text:span text:style-name="T28">(Python)</text:span><text:span text:style-name="T27"><text:tab/><text:tab/><text:tab/><text:tab/>Neal</text:span></text:p>
      <text:p text:style-name="P17"><text:span text:style-name="T25"><text:tab/></text:span><text:span text:style-name="T26">E</text:span><text:span text:style-name="T25">xtended shell/Python </text:span><text:span text:style-name="T26">example</text:span><text:span text:style-name="T25"><text:tab/><text:tab/>Will</text:span></text:p>
      <text:p text:style-name="P50"/>
      <text:p text:style-name="P30">Errors &amp; Error Handling</text:p>
      <text:p text:style-name="P28">Bugs</text:p>
      <text:p text:style-name="P1">Various versions of this have been floating around: <text:s/>I recomposed this based on the original psychological definitions.</text:p>
      <text:p text:style-name="P1"/>
      <text:p text:style-name="P1"><text:span text:style-name="T31"><text:tab/>Denial</text:span><text:tab/><text:tab/>"I feel fine."; "This can't be happening, not to me."</text:p>
      <text:p text:style-name="P1"><text:tab/><text:tab/><text:span text:style-name="T3">Denial is usually only a temporary defense for the individual.</text:span></text:p>
      <text:p text:style-name="P1"><text:span text:style-name="T31"><text:tab/>Anger</text:span><text:tab/><text:tab/>"Why me? It's not fair!"; "How can this happen to me?"; '"Who is to blame?"</text:p>
      <text:p text:style-name="P1"><text:tab/><text:tab/><text:span text:style-name="T3">Because of anger, the person is difficult to care for due to feelings of rage and envy.</text:span></text:p>
      <text:p text:style-name="P1"><text:span text:style-name="T31"><text:tab/>Bargaining</text:span><text:tab/>"I'll do anything for a few more years."; "I will give my life savings if..."</text:p>
      <text:p text:style-name="P1"><text:tab/><text:tab/><text:span text:style-name="T3">The third stage involves the hope that the individual can postpone or delay </text:span><text:span text:style-name="T5">[bugs]</text:span><text:span text:style-name="T3">.</text:span></text:p>
      <text:p text:style-name="P1"><text:span text:style-name="T31"><text:tab/>Depression</text:span><text:tab/>"I'm so sad, why bother with anything?"; "I miss my loved one, why go on?"</text:p>
      <text:p text:style-name="P6"><text:tab/><text:tab/>During the fourth stage, the grieving person begins to understand the certainty of <text:span text:style-name="T30">[bugs]</text:span>.</text:p>
      <text:p text:style-name="P1"><text:span text:style-name="T31"><text:tab/>Acceptance</text:span><text:tab/>"It's going to be okay."; "I can't fight it, I may as well prepare for it."</text:p>
      <text:p text:style-name="P1"><text:tab/><text:tab/><text:span text:style-name="T3">In this last stage, individuals begin to come to terms with their </text:span><text:span text:style-name="T5">[code's bugginess]</text:span><text:span text:style-name="T3">.</text:span></text:p>
      <text:p text:style-name="P1"/>
      <text:p text:style-name="P27">Definitions</text:p>
      <text:p text:style-name="P1"><text:span text:style-name="T31">Errors</text:span>—exceptions which cause the program to be unrunnable (cannot be handled at run time)</text:p>
      <text:p text:style-name="P1"><text:span text:style-name="T31">Exceptions</text:span>—<text:span text:style-name="T2">unusual behavior (although not necessarily </text:span><text:span text:style-name="T4">unexpected</text:span><text:span text:style-name="T7"> behavior, particularly in Python)</text:span></text:p>
      <text:p text:style-name="P4"><text:span text:style-name="T31">Tracebacks</text:span>—listing of function calls on the stack at the time the exception arises</text:p>
      <text:p text:style-name="P4"/>
      <text:p text:style-name="P27">Errors</text:p>
      <text:p text:style-name="P5">Typically SyntaxError, which renders the program unrunnable (but we'll discuss linting below).</text:p>
      <text:p text:style-name="P5"/>
      <text:p text:style-name="P27">Exceptions</text:p>
      <text:p text:style-name="P1"><text:span text:style-name="T39">[I</text:span>nvoke live with examples in ipython: <text:s/>"<text:span text:style-name="T10">(hga</text:span>"<text:span text:style-name="T39">; examples can also be found in lessons/thw-python-debugging/examples]</text:span></text:p>
      <text:p text:style-name="P1"/>
      <text:p text:style-name="P18"><text:s text:c="8"/>SyntaxError # <text:span text:style-name="T16">Check missing colons or parentheses</text:span></text:p>
      <text:p text:style-name="P18"><text:s text:c="8"/>NameError <text:s text:c="2"/># <text:span text:style-name="T16">Check for typos, function definitions</text:span></text:p>
      <text:p text:style-name="P18"><text:s text:c="8"/>TypeError <text:s text:c="2"/># <text:span text:style-name="T16">Check variable types (coerce if necessary)</text:span></text:p>
      <text:p text:style-name="P18"><text:s text:c="8"/>ValueError <text:s/># <text:span text:style-name="T16">Check function parameters</text:span></text:p>
      <text:p text:style-name="P18"><text:s text:c="8"/>IOError <text:s text:c="4"/># <text:span text:style-name="T16">Check that files exist</text:span></text:p>
      <text:p text:style-name="P18"><text:soft-page-break/><text:s text:c="8"/>IndexError <text:s/># <text:span text:style-name="T16">Don't reference nonexistent list elements</text:span></text:p>
      <text:p text:style-name="P18"><text:s text:c="8"/>KeyError <text:s text:c="3"/># Similar to an IndexError, but for dictionaries</text:p>
      <text:p text:style-name="P18"><text:s text:c="8"/>ZeroDivisionError <text:s text:c="2"/># Three guesses...</text:p>
      <text:p text:style-name="P18"><text:s text:c="8"/>Exception <text:s text:c="2"/># <text:span text:style-name="T16">Generic error category</text:span></text:p>
      <text:p text:style-name="P3"/>
      <text:p text:style-name="P24">Exercises</text:p>
      <text:list xml:id="list707995512792527292" text:style-name="L1">
        <text:list-item>
          <text:p text:style-name="P51"><text:span text:style-name="T20">Write</text:span><text:span text:style-name="T17"> </text:span><text:span text:style-name="T20">some snippets of code which throw</text:span><text:span text:style-name="T17"> the following exceptions: <text:s text:c="2"/></text:span><text:span text:style-name="T12">SyntaxError</text:span><text:span text:style-name="T18">, </text:span><text:span text:style-name="T15">NameError</text:span><text:span text:style-name="T21">, </text:span><text:span text:style-name="T15">TypeError</text:span><text:span text:style-name="T21">, </text:span><text:span text:style-name="T15">ValueError</text:span><text:span text:style-name="T21">, </text:span><text:span text:style-name="T15">IOError</text:span><text:span text:style-name="T21">, </text:span><text:span text:style-name="T15">IndexError</text:span><text:span text:style-name="T21">, </text:span><text:span text:style-name="T15">KeyError</text:span><text:span text:style-name="T22">, </text:span><text:span text:style-name="T12">ZeroDivisionError</text:span></text:p>
        </text:list-item>
      </text:list>
      <text:p text:style-name="P1"/>
      <text:p text:style-name="P26">Tracebacks</text:p>
      <text:p text:style-name="P5">The stack is inti<text:span text:style-name="T23">m</text:span>idating, but you can generally tease out the information you need. <text:s/><text:span text:style-name="T24">There is an immediate listing of the function calls, line numbers, and general condition of the stack at the moment of failure. <text:s/>We will also discuss debugging, which allows you to explore the exceptions in much greater detail: <text:s/>we'll show how to identify failure conditions and unexpected behavior.</text:span></text:p>
      <text:p text:style-name="P1"/>
      <text:p text:style-name="P26">Throwing &amp; <text:span text:style-name="T16">C</text:span>atching</text:p>
      <text:p text:style-name="P5">This is a surprisingly controversial topic even within Python. <text:s/>I'll <text:span text:style-name="T40">tell you how it works and then </text:span>give you my advice. <text:s/><text:span text:style-name="T40">You can then</text:span> delve into others' opinions if you like as well.</text:p>
      <text:p text:style-name="P1"/>
      <text:p text:style-name="P3">finally: <text:s/>A finally block always executes, even if you return before it would typically be arrived at.</text:p>
      <text:p text:style-name="P1"/>
      <text:p text:style-name="P14"/>
      <text:p text:style-name="P37">try:</text:p>
      <text:p text:style-name="P37"><text:tab/>readFromFile(inputFile)</text:p>
      <text:p text:style-name="P37"><text:tab/>writeToFile(outputFile)</text:p>
      <text:p text:style-name="P37">except IOException:</text:p>
      <text:p text:style-name="P37"><text:tab/># deal with fallout</text:p>
      <text:list xml:id="list140811595330594" text:continue-numbering="true" text:style-name="L1">
        <text:list-item>
          <text:p text:style-name="P43">Why is this code fragment particularly <text:span text:style-name="T40">pernicious</text:span>?</text:p>
        </text:list-item>
      </text:list>
      <text:p text:style-name="P14"/>
      <text:p text:style-name="P25">Exercises</text:p>
      <text:list xml:id="list140813296828304" text:continue-numbering="true" text:style-name="L1">
        <text:list-item>
          <text:p text:style-name="P52"><text:span text:style-name="T20">Pull up your snippets of code which threw exceptions before.</text:span><text:span text:style-name="T17"> <text:s/></text:span><text:span text:style-name="T20">Tr</text:span><text:span text:style-name="T17">y to handle each of them appropriately </text:span><text:span text:style-name="T20">with an except clause</text:span><text:span text:style-name="T17">. <text:s/></text:span><text:span text:style-name="T20">(In other words, your code should overall run without showing a traceback.)</text:span></text:p>
        </text:list-item>
      </text:list>
      <text:p text:style-name="P14"/>
      <text:p text:style-name="P16">Now we've practiced this, but I will counsel you that y<text:span text:style-name="T1">ou should rarely write your own exception handling. <text:s/></text:span>It's rather a philosophical debate, but </text:p>
      <text:p text:style-name="P1"/>
      <text:p text:style-name="P8">Arguments <text:span text:style-name="T3">against</text:span><text:span text:style-name="T6"> exception handling:</text:span></text:p>
      <text:list xml:id="list7428146150935933614" text:style-name="L2">
        <text:list-item>
          <text:p text:style-name="P45"><text:span text:style-name="T8">E</text:span><text:span text:style-name="T6">xception handling lies perilously close to "goto" spaghetti code because you aren't required to preserve scope.</text:span></text:p>
        </text:list-item>
        <text:list-item>
          <text:p text:style-name="P53"><text:span text:style-name="T13">try</text:span><text:span text:style-name="T17">/</text:span><text:span text:style-name="T13">except</text:span><text:span text:style-name="T17">/</text:span><text:span text:style-name="T14">else</text:span><text:span text:style-name="T19">/</text:span><text:span text:style-name="T13">finally</text:span><text:span text:style-name="T17"> control flow can be hard to follow.</text:span></text:p>
        </text:list-item>
        <text:list-item>
          <text:p text:style-name="P46">Exception handling is slow: <text:s/>but this isn't appreciably true in Python!</text:p>
        </text:list-item>
        <text:list-item>
          <text:p text:style-name="P44"><text:span text:style-name="T13">try</text:span><text:span text:style-name="T8">/</text:span><text:span text:style-name="T13">except</text:span><text:span text:style-name="T8">/</text:span><text:span text:style-name="T11">else</text:span><text:span text:style-name="T6">/</text:span><text:span text:style-name="T13">finally</text:span><text:span text:style-name="T8"> </text:span><text:span text:style-name="T9">i</text:span><text:span text:style-name="T6">mpacts code readability (superfluous indentations </text:span><text:span text:style-name="T9">and breaks</text:span><text:span text:style-name="T6">).</text:span></text:p>
        </text:list-item>
        <text:list-item>
          <text:p text:style-name="P47">Exceptions should indicate exceptional situations, not normally anticipated ones.</text:p>
        </text:list-item>
      </text:list>
      <text:p text:style-name="P1"/>
      <text:p text:style-name="P8">Arguments <text:span text:style-name="T3">in favor of</text:span><text:span text:style-name="T6"> exception handling:</text:span></text:p>
      <text:list xml:id="list2845248535045595374" text:style-name="L3">
        <text:list-item>
          <text:p text:style-name="P54"><text:span text:style-name="T17">Python uses exceptions in regular control flow (</text:span><text:span text:style-name="T13">for</text:span><text:span text:style-name="T17"> loops </text:span><text:span text:style-name="T19">use</text:span><text:span text:style-name="T17"> </text:span><text:span text:style-name="T14">StopIteration</text:span><text:span text:style-name="T19"> exception</text:span><text:span text:style-name="T17">).</text:span></text:p>
        </text:list-item>
        <text:list-item>
          <text:p text:style-name="P48">Exception handling isn't slow in Python.</text:p>
        </text:list-item>
        <text:list-item>
          <text:p text:style-name="P48">If you are writing a library function to be called repeatedly, some robust exception-handling <text:soft-page-break/>may be called for.</text:p>
        </text:list-item>
      </text:list>
      <text:p text:style-name="P1"/>
      <text:p text:style-name="P16">If you decide that it is necessary for you to write exception-handling code, follow these principles:</text:p>
      <text:list xml:id="list140811828817410" text:continue-numbering="true" text:style-name="L3">
        <text:list-item>
          <text:p text:style-name="P48">If anything you can do can recover from the error, catch the exception and deal with it.</text:p>
        </text:list-item>
        <text:list-item>
          <text:p text:style-name="P48">If the error is extremely common, return error codes in a tuple rather than handling it.</text:p>
        </text:list-item>
        <text:list-item>
          <text:p text:style-name="P48">If nothing you can do can recover from the error, leave it uncatched or try to perform a marginally graceful shutdown of the program.</text:p>
        </text:list-item>
      </text:list>
      <text:p text:style-name="P16"><text:span text:style-name="T44">(Adapted from cwap, </text:span><text:a xlink:type="simple" xlink:href="http://stackoverflow.com/questions/729379/why-not-use-exceptions-as-regular-flow-of-control"><text:span text:style-name="T32">http://stackoverflow.com/questions/729379/why-not-use-exceptions-as-regular-flow-of-control</text:span></text:a><text:span text:style-name="T44">)</text:span></text:p>
      <text:p text:style-name="P1"/>
      <text:p text:style-name="P16">In any case, follow the principle of least astonishment and avoid bogging down later researchers perusing your code.</text:p>
      <text:p text:style-name="P1"/>
      <text:p text:style-name="P36">The Principle of Least Astonishment</text:p>
      <text:p text:style-name="P35"><text:span text:style-name="T23">T</text:span>he result of performing some operation should be obvious, consistent, and predictable, based upon the name of the operation and other clues.</text:p>
      <text:p text:style-name="P1"/>
      <text:p text:style-name="P13">In any case, you <text:span text:style-name="T43">will </text:span>need to read and follow exception handling code if you're going to work substantially with any existing libraries or code.</text:p>
      <text:p text:style-name="P1"/>
      <text:p text:style-name="P30">Debugging &amp; Profiling</text:p>
      <text:p text:style-name="P29">Linting</text:p>
      <text:p text:style-name="P9">Linting is the process of <text:span text:style-name="T41">statically analyzing the code in order to catch multiple errors simultaneously (rather than dealing with them one at a time in the debugger).</text:span></text:p>
      <text:p text:style-name="P19"><text:tab/><text:span text:style-name="T41">$ </text:span>pep8 <text:span text:style-name="T41">my_code.py</text:span></text:p>
      <text:p text:style-name="P19"><text:tab/><text:span text:style-name="T41">$ </text:span>autopep8 <text:span text:style-name="T41">my_code.py &gt; my_new_code.py</text:span></text:p>
      <text:p text:style-name="P9"/>
      <text:p text:style-name="P29">Debugging</text:p>
      <text:p text:style-name="P7"/>
      <text:p text:style-name="P29">Profiling</text:p>
      <text:p text:style-name="P12"><text:span text:style-name="Source_20_Text"><text:span text:style-name="T36">A profiler runs your code inside of a framework which it can query hundreds or thousands of times per second in order to create a breakdown of where time is spent in the program. <text:s/>This allows you to identify bottlenecks to target in your optimization efforts.</text:span></text:span></text:p>
      <text:p text:style-name="P40"><text:span text:style-name="Source_20_Text"><text:span text:style-name="T37"/></text:span></text:p>
      <text:p text:style-name="P41"><text:span text:style-name="Source_20_Text"><text:span text:style-name="T37">We will discuss CPU time profiling only (you can also profile memory, input/output speed, etc.). There are </text:span></text:span><text:span text:style-name="Source_20_Text"><text:span text:style-name="T38">three</text:span></text:span><text:span text:style-name="Source_20_Text"><text:span text:style-name="T37"> main </text:span></text:span><text:span text:style-name="Source_20_Text"><text:span text:style-name="T38">ways</text:span></text:span><text:span text:style-name="Source_20_Text"><text:span text:style-name="T37"> you can </text:span></text:span><text:span text:style-name="Source_20_Text"><text:span text:style-name="T38">accomplish this in Python</text:span></text:span><text:span text:style-name="Source_20_Text"><text:span text:style-name="T37">.</text:span></text:span></text:p>
      <text:p text:style-name="P41"><text:span text:style-name="Source_20_Text"><text:span text:style-name="T37"/></text:span></text:p>
      <text:p text:style-name="P41"><text:span text:style-name="Source_20_Text"><text:span text:style-name="T37">First, you can use the </text:span></text:span><text:span text:style-name="Source_20_Text"><text:span text:style-name="T34">time</text:span></text:span><text:span text:style-name="Source_20_Text"><text:span text:style-name="T37"> package as a stopwatch on specific functions and make your own comparisons (this is the equivalent of using </text:span></text:span><text:span text:style-name="Source_20_Text"><text:span text:style-name="T34">print</text:span></text:span><text:span text:style-name="Source_20_Text"><text:span text:style-name="T37"> as a debugger).</text:span></text:span></text:p>
      <text:p text:style-name="P40"><text:a xlink:type="simple" xlink:href="https://speakerdeck.com/rwarren/a-brief-intro-to-profiling-in-python"><text:span text:style-name="Source_20_Text"><text:span text:style-name="T31">https://speakerdeck.com/rwarren/a-brief-intro-to-profiling-in-python</text:span></text:span></text:a><text:span text:style-name="Source_20_Text"><text:span text:style-name="T37"> </text:span></text:span></text:p>
      <text:p text:style-name="P40"><text:span text:style-name="Source_20_Text"><text:span text:style-name="T34"><text:tab/>import time</text:span></text:span></text:p>
      <text:p text:style-name="P40"><text:span text:style-name="Source_20_Text"><text:span text:style-name="T34"><text:tab/>start = time.time()</text:span></text:span></text:p>
      <text:p text:style-name="P40"><text:span text:style-name="Source_20_Text"><text:span text:style-name="T34"><text:tab/>myFunc()</text:span></text:span></text:p>
      <text:p text:style-name="P40"><text:span text:style-name="Source_20_Text"><text:span text:style-name="T34"><text:tab/>end = time.time()</text:span></text:span></text:p>
      <text:p text:style-name="P40"><text:span text:style-name="Source_20_Text"><text:span text:style-name="T34"><text:tab/>print(repr(end-start), " s elapsed.")</text:span></text:span></text:p>
      <text:p text:style-name="P40"><text:span text:style-name="Source_20_Text"><text:span text:style-name="T37"/></text:span></text:p>
      <text:p text:style-name="P41"><text:span text:style-name="Source_20_Text"><text:span text:style-name="T38">Secondly, </text:span></text:span><text:span text:style-name="Source_20_Text"><text:span text:style-name="T37">you can use the </text:span></text:span><text:span text:style-name="Source_20_Text"><text:span text:style-name="T34">timeit</text:span></text:span><text:span text:style-name="Source_20_Text"><text:span text:style-name="T37"> module </text:span></text:span><text:span text:style-name="Source_20_Text"><text:span text:style-name="T38">either inside or outside of your code </text:span></text:span><text:span text:style-name="Source_20_Text"><text:span text:style-name="T37">to accomplish something similar (best of three).</text:span></text:span></text:p>
      <text:p text:style-name="P40"><text:span text:style-name="Source_20_Text"><text:span text:style-name="T34"><text:tab/></text:span></text:span><text:span text:style-name="Source_20_Text"><text:span text:style-name="T35">$ </text:span></text:span><text:span text:style-name="Source_20_Text"><text:span text:style-name="T34">python -m timeit "***"</text:span></text:span></text:p>
      <text:p text:style-name="P40"><text:span text:style-name="Source_20_Text"><text:span text:style-name="T37"/></text:span></text:p>
      <text:p text:style-name="P40"><text:span text:style-name="Source_20_Text"><text:span text:style-name="T38">Finally</text:span></text:span><text:span text:style-name="Source_20_Text"><text:span text:style-name="T37">, you can use the built-in profiling tool which gives you an embarassment of riches on timing </text:span></text:span><text:soft-page-break/><text:span text:style-name="Source_20_Text"><text:span text:style-name="T37">information.</text:span></text:span></text:p>
      <text:p text:style-name="P39"><text:span text:style-name="Source_20_Text"><text:span text:style-name="T33"><text:tab/></text:span></text:span><text:span text:style-name="Source_20_Text"><text:span text:style-name="T35">$ </text:span></text:span><text:span text:style-name="Source_20_Text"><text:span text:style-name="T33">python -m cProfile -s time my_code.py</text:span></text:span></text:p>
      <text:p text:style-name="P2"/>
      <text:p text:style-name="P11">Profilers are inappropriate for benchmarking. <text:s/>For instance, cProfile introduces a relative overhead for Python programs as opposed to C, making the C functions called in the code proportionally faster.</text:p>
      <text:p text:style-name="P11"/>
      <text:p text:style-name="P15">A useful tool is RunSnakeRun, which can take the cProfile output and render it more legible (including showing nested system calls).</text:p>
      <text:p text:style-name="P22"><text:tab/><text:span text:style-name="T41">$ sudo port install wxWidgets-devel #on Mac</text:span></text:p>
      <text:p text:style-name="P21"><text:tab/>$ cd wxPython-src-2.9.0.1/wxPython</text:p>
      <text:p text:style-name="P21"><text:tab/>$ sudo python build-wxpython.py –build_dir=../bld</text:p>
      <text:p text:style-name="P21"><text:tab/>$ sudo easy_install wxpython SquareMap RunSnakeRun</text:p>
      <text:p text:style-name="P20"><text:tab/>$ python -m cProfile -s time my_code.py &gt; my_code.profile</text:p>
      <text:p text:style-name="P20"><text:tab/>$ runsnake my_code.profile</text:p>
      <text:p text:style-name="P11"/>
      <text:p text:style-name="P15">You also need to be aware of the granularity of your system clock. <text:s/>Small values (&lt;10<text:span text:style-name="T42">-6</text:span> s) are possibly meaningless and so you should use large numbers of calls instead if you need to know small differences.</text:p>
      <text:p text:style-name="P11"/>
      <text:p text:style-name="P11">In Matlab, I have seen worse than 10× slowdown by invoking profiling; Python seems to give about a 20–30% slowdown in my experience. <text:s/>In any case, you won't leave it on when you're not actively profiling so it's not that big of a deal.</text:p>
      <text:p text:style-name="P11"/>
      <text:p text:style-name="P38"><text:span text:style-name="Source_20_Text"><text:span text:style-name="T33"/></text:span></text:p>
      <text:p text:style-name="P2"/>
      <text:p text:style-name="P23">Exercises</text:p>
      <text:list xml:id="list140812970004038" text:continue-list="list140813296828304" text:style-name="L1">
        <text:list-item>
          <text:p text:style-name="P49"><text:span text:style-name="T8">P</text:span><text:span text:style-name="T6">rofile the code ***.py. <text:s/>Which function is taking up the most time?</text:span></text:p>
        </text:list-item>
      </text:list>
      <text:p text:style-name="P1"/>
      <text:p text:style-name="P1">Techniques:</text:p>
      <text:p text:style-name="P1"><text:s text:c="4"/>Linting</text:p>
      <text:p text:style-name="P1"><text:s text:c="4"/>Debugging</text:p>
      <text:p text:style-name="P1"><text:s text:c="8"/>Invoking debugging: <text:s/>in-code (pdb.set_trace()); python -d; ipython %pdb and %debug</text:p>
      <text:p text:style-name="P1"><text:s text:c="8"/>Bang notation in ipython v. pdb</text:p>
      <text:p text:style-name="P1"/>
      <text:p text:style-name="P1">pep8, autopep8</text:p>
      <text:p text:style-name="P1">easy_install pep8</text:p>
      <text:p text:style-name="P1"/>
      <text:p text:style-name="P1">And now abideth faith, hope, charity, these three; but the greatest of these is [hope]. (1 Cor. 13:13, KJV)</text:p>
      <text:p text:style-name="P1"/>
      <text:p text:style-name="P1">From the Zen of Python: <text:s/>"In the face of ambiguity, refuse the temptation to guess."</text:p>
      <text:p text:style-name="P1"/>
      <text:p text:style-name="P1"><text:s text:c="4"/>Profiling</text:p>
      <text:p text:style-name="P1"/>
      <text:p text:style-name="P1"/>
      <text:p text:style-name="P1">My practice: <text:s/>mostly I have been writing short tools to perform specific tasks such as retrieving data from a database. <text:s/>I have a very mixed workflow: <text:s/>I still write a lot in C++ as well as Python, and I use Excel a lot as well. <text:s/>So what I will show you are a couple of short programs ...</text:p>
      <text:p text:style-name="P1"/>
      <text:p text:style-name="P1"><text:soft-page-break/></text:p>
      <text:p text:style-name="P1"/>
      <text:p text:style-name="P1">-bash: python4: command not found</text:p>
      <text:p text:style-name="P1"/>
      <text:p text:style-name="P1">A.M.D.G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inux Libertine O" svg:font-family="'Linux Libertine O'"/>
    <style:font-face style:name="Lucida Grande" svg:font-family="'Lucida Grande'" style:font-adornments="Regular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nux Libertine O1" svg:font-family="'Linux Libertine O'" style:font-pitch="variable"/>
    <style:font-face style:name="Ubuntu" svg:font-family="Ubuntu" style:font-pitch="variable"/>
    <style:font-face style:name="Ubuntu Mono" svg:font-family="'Ubuntu Mono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ucida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fo:color="#0084d1"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08T10:08:51.306193000</meta:creation-date>
    <dc:date>2013-10-15T14:08:11.184963000</dc:date>
    <meta:editing-duration>PT3H48M44S</meta:editing-duration>
    <meta:editing-cycles>19</meta:editing-cycles>
    <meta:generator>LibreOffice/4.1.1.2$MacOSX_x86 LibreOffice_project/7e4286b58adc75a14f6d83f53a03b6c11fa2903</meta:generator>
    <meta:document-statistic meta:table-count="0" meta:image-count="0" meta:object-count="0" meta:page-count="5" meta:paragraph-count="122" meta:word-count="1312" meta:character-count="8512" meta:non-whitespace-character-count="7125"/>
  </office:meta>
</office:document-meta>
</file>